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2629" officeooo:paragraph-rsid="000a2629"/>
    </style:style>
    <style:style style:name="P2" style:family="paragraph" style:parent-style-name="Standard">
      <style:text-properties officeooo:rsid="000a2629" officeooo:paragraph-rsid="000ba258"/>
    </style:style>
    <style:style style:name="P3" style:family="paragraph" style:parent-style-name="Standard">
      <style:text-properties officeooo:rsid="000ba258" officeooo:paragraph-rsid="000ba258"/>
    </style:style>
    <style:style style:name="P4" style:family="paragraph" style:parent-style-name="Standard">
      <style:text-properties officeooo:rsid="000cdc9a" officeooo:paragraph-rsid="000cdc9a"/>
    </style:style>
    <style:style style:name="P5" style:family="paragraph" style:parent-style-name="Standard">
      <style:text-properties officeooo:rsid="000e58eb" officeooo:paragraph-rsid="000e58eb"/>
    </style:style>
    <style:style style:name="T1" style:family="text">
      <style:text-properties officeooo:rsid="000ba258"/>
    </style:style>
    <style:style style:name="T2" style:family="text">
      <style:text-properties officeooo:rsid="000cdc9a"/>
    </style:style>
    <style:style style:name="T3" style:family="text">
      <style:text-properties officeooo:rsid="000e58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Act 1: Peaceful Lake</text:p>
      <text:p text:style-name="P3">Music: birds, uplifting, crickets</text:p>
      <text:p text:style-name="P3">Colors: light blue, light green</text:p>
      <text:p text:style-name="P3">- Pink Slime <text:span text:style-name="T3">(most basic enemy)</text:span></text:p>
      <text:p text:style-name="P3">- Orange Slime (<text:span text:style-name="T3">slow, </text:span>shoots blob)</text:p>
      <text:p text:style-name="P5">BOSS: Red Slime (more like a sub-boss?)</text:p>
      <text:p text:style-name="P2"/>
      <text:p text:style-name="P1"/>
      <text:p text:style-name="P1">Act 2: <text:span text:style-name="T1">Shady</text:span> Woods</text:p>
      <text:p text:style-name="P3">Music: flute, owls hooting, leaves</text:p>
      <text:p text:style-name="P1">- <text:span text:style-name="T1">Snake (moves slowly, then lunges at hero)</text:span></text:p>
      <text:p text:style-name="P1">- <text:span text:style-name="T1">Bat (flies, swoops against hero)</text:span></text:p>
      <text:p text:style-name="P1">- <text:span text:style-name="T3">Will ‘o’ Wisp (ranged “sparks” attack)</text:span></text:p>
      <text:p text:style-name="P5">BOSS: Possessed Tree (Malignant Ent?)</text:p>
      <text:p text:style-name="P1"/>
      <text:p text:style-name="P1"/>
      <text:p text:style-name="P1">Act 3: Murky Swamp</text:p>
      <text:p text:style-name="P3">Music: drums, mystical, dread</text:p>
      <text:p text:style-name="P3">Colors: purple, dark green, brown</text:p>
      <text:p text:style-name="P3">- Green Slime <text:span text:style-name="T2">(re-textured Orange Slime, tougher and faster)</text:span></text:p>
      <text:p text:style-name="P3">- Frog <text:span text:style-name="T2">(sticks out tongue to attack)</text:span></text:p>
      <text:p text:style-name="P3">- <text:span text:style-name="T2">Ghost (vanishes, then reappears near the hero)</text:span></text:p>
      <text:p text:style-name="P5">BOSS: Swamp Creature (slow, summons slimes)</text:p>
      <text:p text:style-name="P1"/>
      <text:p text:style-name="P1"/>
      <text:p text:style-name="P1">Act 4: <text:span text:style-name="T1">Gloomy Tower</text:span></text:p>
      <text:p text:style-name="P1">- <text:span text:style-name="T2">Red Bat (re-textured Bat, tougher)</text:span></text:p>
      <text:p text:style-name="P1">- <text:span text:style-name="T2">Vampire (slowly floats towards hero)</text:span></text:p>
      <text:p text:style-name="P1">- <text:span text:style-name="T2">Skeleton (very tough, very slow)</text:span></text:p>
      <text:p text:style-name="P1">- <text:span text:style-name="T3">Imp (hurls small fireballs from afar)</text:span></text:p>
      <text:p text:style-name="P4">BOSS: The Investor (Evil Investor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01:50:41.625000000</meta:creation-date>
    <dc:date>2019-10-05T02:37:39.905000000</dc:date>
    <meta:editing-duration>PT34M16S</meta:editing-duration>
    <meta:editing-cycles>4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25" meta:word-count="144" meta:character-count="862" meta:non-whitespace-character-count="743"/>
  </office:meta>
</office:document-meta>
</file>